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margin-top="0in" fo:margin-bottom="0in" loext:contextual-spacing="true" fo:text-indent="-0.25in" style:auto-text-indent="false" style:page-number="1"/>
    </style:style>
    <style:style style:name="P3" style:family="paragraph" style:parent-style-name="Standard">
      <style:paragraph-properties fo:margin-top="0in" fo:margin-bottom="0in" loext:contextual-spacing="false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77795290492160682" text:style-name="WWNum1">
        <text:list-item>
          <text:p text:style-name="P2">объявляем массив записей вида (имя, возраст). как его отсортировать по возрасту, используя встроенную функцию сортировки?</text:p>
        </text:list-item>
        <text:list-item>
          <text:p text:style-name="P1">как объявить объект/класс?</text:p>
        </text:list-item>
        <text:list-item>
          <text:p text:style-name="P1">объявлена функция f(). дальше мы пишем: var x = f(); var y = new f(); // пояснить как и что вообще тут будет происходить.</text:p>
        </text:list-item>
        <text:list-item>
          <text:p text:style-name="P1">понятие контекста. this, в каких случаях откуда он берется.</text:p>
        </text:list-item>
        <text:list-item>
          <text:p text:style-name="P1">написать функцию <text:s/>getPow(n), которая вернет функцию, возвращающую n-ю степень числового аргумента. т.е. чтобы можно было выполнить такой код:</text:p>
        </text:list-item>
      </text:list>
      <text:p text:style-name="P3">pow2 = getPow(2);</text:p>
      <text:p text:style-name="P3">x = pow2(5); // x == 25</text:p>
      <text:p text:style-name="P3">pow3 = getPow(3);</text:p>
      <text:p text:style-name="P3">y = pow3(3); // y == 27</text:p>
      <text:p text:style-name="P3"/>
      <text:p text:style-name="P3">6. (DOM) дана хтмл-страница вида</text:p>
      <text:p text:style-name="P3">&lt;html&gt; &lt;body&gt; &lt;div&gt; &lt;span&gt; bbb &lt;/span&gt; &lt;/div&gt; &lt;/body&gt; &lt;/html&gt;</text:p>
      <text:p text:style-name="P3">цепляем события click на элементы body, div, span. открываем страницу, щелкаем мышкой по bbb. на каком элементе или элементах вызовется событие? если на нескольких, то в каком порядке? можно ли сделать так, чтобы оно произошло не на всех элементах? если мы прицепим на все элементы один и тот же обработчик, то как мы узнаем, на каком элементе произошло событие? *а как еще можно прицепить обработчик, чтобы сразу знать, на ком он сработал?</text:p>
      <text:p text:style-name="P3"/>
      <text:p text:style-name="P3">7. (dom + oop)</text:p>
      <text:p text:style-name="P3">делаем страничку, где происходит следующее.</text:p>
      <text:p text:style-name="P3">две кнопки слева вверху типа "создать".</text:p>
      <text:p text:style-name="P3">они занимаются созданием "окошек".</text:p>
      <text:p text:style-name="P3">окошко - это просто небольшой прямоугольник, справа вверху него должен быть крестик.</text:p>
      <text:p text:style-name="P3">окошко может быть пустым (с крестиком и всё), может быть более хитрым (с полем ввода и кнопкой. кнопка должна отобразить в алерте или в console.log содержимое поля ввода).</text:p>
      <text:p text:style-name="P3">всё.</text:p>
      <text:p text:style-name="P3">страница должна работать так - кнопки создать создают окошки своего типа, одна кнопка создает окошко первого типа (только с крестиком), другая создает окошко с полем ввода (и с крестиком, разумеется, тоже). окошко должно появиться в рандомном месте страницы. окошек может быть создано сколько угодно, при этом всё должно работать (крестики должны закрывать свои окошки, кнопки в кнопочных окошках должны показывать содержимое поля ввода своего окошка).</text:p>
      <text:p text:style-name="P3">ожидается ооп-код для окошек, с наследованием, события должны быть навешены с использованием методов объектов.</text:p>
      <text:p text:style-name="P3"/>
      <text:p text:style-name="P3">8. Напишите пример реализации приватных методов и свойств класса в javascript</text:p>
      <text:p text:style-name="P3"><text:soft-page-break/></text:p>
      <text:p text:style-name="P3">9. Напишите реализацию асинхронной очереди (цепочки промисов)</text:p>
      <text:p text:style-name="P3"/>
      <text:p text:style-name="P3">10. Exceptions</text:p>
      <text:p text:style-name="P3"/>
      <text:p text:style-name="P3">11. Profiling, memory lea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ru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ru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5" meta:word-count="343" meta:character-count="2221" meta:non-whitespace-character-count="1907"/>
    <meta:generator>LibreOfficeDev/5.1.0.3$Linux_X86_64 LibreOffice_project/</meta:generator>
  </office:meta>
</office:document-meta>
</file>